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2.833cm" style:rel-column-width="10922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37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 style:data-style-name="N37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2.833cm" style:rel-column-width="10922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F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 Backlog 2</text:h>
      <text:p text:style-name="Text_20_body"/>
      <table:table table:name="Tabell1" table:style-name="Tabell1">
        <table:table-column table:style-name="Tabell1.A" table:number-columns-repeated="6"/>
        <table:table-row>
          <table:table-cell table:style-name="Tabell1.A1" office:value-type="string">
            <text:p text:style-name="P1">Uppgift</text:p>
          </table:table-cell>
          <table:table-cell table:style-name="Tabell1.B1" office:value-type="date" office:date-value="2028-12-13">
            <text:p text:style-name="P1">28-12-13</text:p>
          </table:table-cell>
          <table:table-cell table:style-name="Tabell1.B1" office:value-type="date" office:date-value="2003-12-13">
            <text:p text:style-name="P1">03-12-13</text:p>
          </table:table-cell>
          <table:table-cell table:style-name="Tabell1.B1" office:value-type="date" office:date-value="2004-12-13">
            <text:p text:style-name="P1">04-12-13</text:p>
          </table:table-cell>
          <table:table-cell table:style-name="Tabell1.B1" office:value-type="date" office:date-value="2005-12-13">
            <text:p text:style-name="P1">05-12-13</text:p>
          </table:table-cell>
          <table:table-cell table:style-name="Tabell1.F1" office:value-type="date" office:date-value="2006-12-13">
            <text:p text:style-name="P1">06-12-13</text:p>
          </table:table-cell>
        </table:table-row>
        <table:table-row>
          <table:table-cell table:style-name="Tabell1.A2" office:value-type="string">
            <text:p text:style-name="P1">Laddningsbild för ajax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Uppdelning i olika filer</text:p>
          </table:table-cell>
          <table:table-cell table:style-name="Tabell1.B2" office:value-type="float" office:value="1">
            <text:p text:style-name="Table_20_Contents">1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Fönsterpositionering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Statusfält i 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Hämta RSS med ajax</text:p>
          </table:table-cell>
          <table:table-cell table:style-name="Tabell1.B2" office:value-type="float" office:value="3">
            <text:p text:style-name="Table_20_Contents">3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Uppdatering av RSS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RSS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Gör Memory-spelet till ett objekt</text:p>
          </table:table-cell>
          <table:table-cell table:style-name="Tabell1.B2" office:value-type="float" office:value="4">
            <text:p text:style-name="Table_20_Contents">4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Skapa Memory-fönster</text:p>
          </table:table-cell>
          <table:table-cell table:style-name="Tabell1.B2" office:value-type="float" office:value="2">
            <text:p text:style-name="Table_20_Contents">2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</table:table>
      <text:p text:style-name="Text_20_body"/>
      <table:table table:name="Tabell2" table:style-name="Tabell2">
        <table:table-column table:style-name="Tabell2.A" table:number-columns-repeated="6"/>
        <table:table-row>
          <table:table-cell table:style-name="Tabell2.A1" office:value-type="string">
            <text:p text:style-name="P1">Skattat</text:p>
          </table:table-cell>
          <table:table-cell table:style-name="Tabell2.B1" office:value-type="float" office:value="21">
            <text:p text:style-name="Table_20_Contents">21</text:p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Table_20_Contents"/>
          </table:table-cell>
          <table:table-cell table:style-name="Tabell2.A1" office:value-type="string">
            <text:p text:style-name="Table_20_Contents"/>
          </table:table-cell>
          <table:table-cell table:style-name="Tabell2.F1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1">Ideal</text:p>
          </table:table-cell>
          <table:table-cell table:style-name="Tabell2.B2" office:value-type="float" office:value="21">
            <text:p text:style-name="Table_20_Contents">21</text:p>
          </table:table-cell>
          <table:table-cell table:style-name="Tabell2.B2" office:value-type="float" office:value="17">
            <text:p text:style-name="Table_20_Contents">17</text:p>
          </table:table-cell>
          <table:table-cell table:style-name="Tabell2.B2" office:value-type="float" office:value="13">
            <text:p text:style-name="Table_20_Contents">13</text:p>
          </table:table-cell>
          <table:table-cell table:style-name="Tabell2.B2" office:value-type="float" office:value="9">
            <text:p text:style-name="Table_20_Contents">9</text:p>
          </table:table-cell>
          <table:table-cell table:style-name="Tabell2.F2" office:value-type="float" office:value="5">
            <text:p text:style-name="Table_20_Contents">5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2-28T11:33:52.87</meta:creation-date>
    <meta:document-statistic meta:table-count="2" meta:image-count="0" meta:object-count="0" meta:page-count="1" meta:paragraph-count="33" meta:word-count="52" meta:character-count="280"/>
    <dc:date>2013-12-28T11:43:42.16</dc:date>
    <dc:creator>Henrik Gabrielsson</dc:creator>
    <meta:editing-duration>PT9M49S</meta:editing-duration>
    <meta:editing-cycles>1</meta:editing-cycles>
    <meta:generator>OpenOffice/4.0.1$Win32 OpenOffice.org_project/401m5$Build-9714</meta:generator>
  </office:meta>
</office:document-meta>
</file>